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extbook" svg:font-family="textbook, Arial, Helvetica, sans-serif"/>
    <style:font-face style:name="var ds-font-family-code" svg:font-family="'var ds-font-family-code'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3.307cm" style:rel-column-width="12749*"/>
    </style:style>
    <style:style style:name="Таблица1.B" style:family="table-column">
      <style:table-column-properties style:column-width="6.184cm" style:rel-column-width="23839*"/>
    </style:style>
    <style:style style:name="Таблица1.C" style:family="table-column">
      <style:table-column-properties style:column-width="7.509cm" style:rel-column-width="289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2" style:family="table-row">
      <style:table-row-properties style:min-row-height="0.695cm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officeooo:paragraph-rsid="00056853"/>
    </style:style>
    <style:style style:name="P2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officeooo:paragraph-rsid="00056853"/>
    </style:style>
    <style:style style:name="P3" style:family="paragraph" style:parent-style-name="Standard_20__28_WW_29_">
      <style:paragraph-properties fo:text-align="center" style:justify-single-word="false"/>
      <style:text-properties officeooo:paragraph-rsid="00056853"/>
    </style:style>
    <style:style style:name="P4" style:family="paragraph" style:parent-style-name="Standard_20__28_WW_29_">
      <style:paragraph-properties fo:text-align="center" style:justify-single-word="false"/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5" style:family="paragraph" style:parent-style-name="Standard_20__28_WW_29_">
      <style:text-properties style:font-name="Times New Roman1" fo:font-size="18pt" fo:font-weight="bold" officeooo:paragraph-rsid="00056853" style:font-size-asian="18pt" style:font-weight-asian="bold" style:font-name-complex="Times New Roman2" style:font-size-complex="18pt"/>
    </style:style>
    <style:style style:name="P6" style:family="paragraph" style:parent-style-name="Standard_20__28_WW_29_">
      <style:paragraph-properties fo:text-align="center" style:justify-single-word="false"/>
      <style:text-properties style:font-name="Times New Roman1" fo:font-size="14pt" fo:font-weight="bold" officeooo:paragraph-rsid="00056853" style:font-size-asian="14pt" style:font-weight-asian="bold" style:font-name-complex="Times New Roman2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4pt" officeooo:rsid="00056853" officeooo:paragraph-rsid="00056853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076053" officeooo:paragraph-rsid="00076053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officeooo:rsid="001985bf" officeooo:paragraph-rsid="001985bf" style:font-size-asian="14pt" style:font-size-complex="14pt"/>
    </style:style>
    <style:style style:name="P11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paragraph-rsid="00056853" loext:padding="0cm" loext:border="none"/>
    </style:style>
    <style:style style:name="P1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056853"/>
    </style:style>
    <style:style style:name="P14" style:family="paragraph" style:parent-style-name="Standard_20__28_WW_29_">
      <style:paragraph-properties fo:text-align="center" style:justify-single-word="false"/>
      <style:text-properties officeooo:paragraph-rsid="00056853"/>
    </style:style>
    <style:style style:name="P15" style:family="paragraph" style:parent-style-name="Standard_20__28_WW_29_">
      <style:paragraph-properties fo:text-align="center" style:justify-single-word="false"/>
      <style:text-properties style:font-name="Times New Roman1" fo:font-size="14pt" fo:font-weight="bold" officeooo:paragraph-rsid="00056853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7" style:family="paragraph" style:parent-style-name="Standard_20__28_WW_29_">
      <style:paragraph-properties fo:margin-left="9.991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8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fo:font-size="14pt" officeooo:paragraph-rsid="00056853" style:font-name-asian="Times New Roman2" style:font-size-asian="14pt" style:font-name-complex="Times New Roman2" style:font-size-complex="14pt"/>
    </style:style>
    <style:style style:name="P19" style:family="paragraph" style:parent-style-name="Standard_20__28_WW_29_">
      <style:paragraph-properties fo:margin-top="0cm" fo:margin-bottom="0cm" style:contextual-spacing="false" fo:line-height="100%" fo:text-align="end" style:justify-single-word="false"/>
      <style:text-properties officeooo:paragraph-rsid="00056853"/>
    </style:style>
    <style:style style:name="P20" style:family="paragraph" style:parent-style-name="Standard_20__28_WW_29_">
      <style:paragraph-properties fo:margin-top="0cm" fo:margin-bottom="0cm" style:contextual-spacing="false" fo:line-height="100%" fo:text-align="center" style:justify-single-word="false"/>
      <style:text-properties officeooo:paragraph-rsid="00056853"/>
    </style:style>
    <style:style style:name="P21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paragraph-rsid="0007faf7"/>
    </style:style>
    <style:style style:name="P22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weight="bold" officeooo:rsid="00056853" officeooo:paragraph-rsid="00056853" style:font-weight-asian="bold" style:font-weight-complex="bold"/>
    </style:style>
    <style:style style:name="P23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Arial" fo:font-size="10.5pt" fo:letter-spacing="normal" fo:font-style="normal" fo:font-weight="normal" officeooo:rsid="00056853" officeooo:paragraph-rsid="00056853"/>
    </style:style>
    <style:style style:name="P24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56853" officeooo:paragraph-rsid="00056853"/>
    </style:style>
    <style:style style:name="P25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7faf7" officeooo:paragraph-rsid="0007faf7"/>
    </style:style>
    <style:style style:name="P26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officeooo:rsid="0007faf7" officeooo:paragraph-rsid="001d4121"/>
    </style:style>
    <style:style style:name="P27" style:family="paragraph" style:parent-style-name="Standard_20__28_WW_29_">
      <style:paragraph-properties fo:margin-top="0cm" fo:margin-bottom="0cm" style:contextual-spacing="false" fo:line-height="100%" fo:text-align="start" style:justify-single-word="false"/>
      <style:text-properties style:font-name="Consolas" officeooo:rsid="00056853" officeooo:paragraph-rsid="00056853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098627" officeooo:paragraph-rsid="00098627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1b802d" officeooo:paragraph-rsid="001b802d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fo:color="#000000" loext:opacity="100%" style:font-name="Times New Roman1" fo:font-size="14pt" officeooo:rsid="00056853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0b77f3" style:font-name-asian="Times New Roman2" style:font-size-asian="14pt" style:font-name-complex="Times New Roman2" style:font-size-complex="14pt"/>
    </style:style>
    <style:style style:name="T4" style:family="text">
      <style:text-properties fo:color="#000000" loext:opacity="100%" style:font-name="Times New Roman1" fo:font-size="14pt" officeooo:rsid="000f64fe" style:font-name-asian="Times New Roman2" style:font-size-asian="14pt" style:font-name-complex="Times New Roman2" style:font-size-complex="14pt"/>
    </style:style>
    <style:style style:name="T5" style:family="text">
      <style:text-properties fo:color="#000000" loext:opacity="100%" style:font-name="Times New Roman1" fo:font-size="14pt" officeooo:rsid="00161215" style:font-name-asian="Times New Roman2" style:font-size-asian="14pt" style:font-name-complex="Times New Roman2" style:font-size-complex="14pt"/>
    </style:style>
    <style:style style:name="T6" style:family="text">
      <style:text-properties fo:color="#000000" loext:opacity="100%" style:font-name="Times New Roman1" fo:font-size="14pt" officeooo:rsid="001d4121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style:font-size-asian="14pt" style:font-name-complex="Times New Roman2" style:font-size-complex="14pt"/>
    </style:style>
    <style:style style:name="T8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9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056853" style:font-name-asian="Times New Roman2" style:font-size-asian="14pt" style:font-name-complex="Times New Roman2" style:font-size-complex="14pt" loext:padding="0cm" loext:border="none"/>
    </style:style>
    <style:style style:name="T11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17f0e8" style:font-name-asian="Times New Roman2" style:font-size-asian="14pt" style:font-name-complex="Times New Roman2" style:font-size-complex="14pt" loext:padding="0cm" loext:border="none"/>
    </style:style>
    <style:style style:name="T12" style:family="text">
      <style:text-properties fo:font-variant="normal" fo:text-transform="none" fo:color="#000000" loext:opacity="100%" style:font-name="Times New Roman1" fo:font-size="14pt" fo:letter-spacing="normal" fo:font-style="normal" fo:font-weight="normal" officeooo:rsid="000f64fe" style:font-name-asian="Times New Roman2" style:font-size-asian="14pt" style:font-name-complex="Times New Roman2" style:font-size-complex="14pt"/>
    </style:style>
    <style:style style:name="T13" style:family="text">
      <style:text-properties officeooo:rsid="001612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7"><text:span text:style-name="T7">Московский Авиационный Институт</text:span></text:p>
      <text:p text:style-name="P3" loext:marker-style-name="T7"><text:span text:style-name="T7">(Национальный Исследовательский Университет)</text:span></text:p>
      <text:p text:style-name="P3" loext:marker-style-name="T7"><text:span text:style-name="T7">Факультет информационных технологий и прикладной математики</text:span></text:p>
      <text:p text:style-name="P3" loext:marker-style-name="T7"><text:span text:style-name="T7">Кафедра вычислительной математики и программирования</text:span></text:p>
      <text:p text:style-name="P4"/>
      <text:p text:style-name="P4"/>
      <text:p text:style-name="P6">Лабораторная работа №<text:span text:style-name="T13">9</text:span> по курсу</text:p>
      <text:p text:style-name="P3" loext:marker-style-name="T8"><text:span text:style-name="T8">«Дискретный анализ»</text:span></text:p>
      <text:p text:style-name="P15" loext:marker-style-name="T8"/>
      <text:p text:style-name="P3"/>
      <text:p text:style-name="P5"/>
      <text:p text:style-name="P4"/>
      <text:p text:style-name="P4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6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"><text:span text:style-name="T1">Студент: </text:span><text:span text:style-name="T2">Ибрагимов Р. Р.</text:span></text:p>
      <text:p text:style-name="P11">Группа: М8О-303Б-22</text:p>
      <text:p text:style-name="P2"><text:span text:style-name="T1">Вариант: </text:span><text:span text:style-name="T5">5</text:span></text:p>
      <text:p text:style-name="P1" loext:marker-style-name="T1"><text:span text:style-name="T1">Преподаватель: Макаров Н.К.</text:span></text:p>
      <text:p text:style-name="P1" loext:marker-style-name="T1"><text:span text:style-name="T1">Оценка: ___________</text:span></text:p>
      <text:p text:style-name="P1" loext:marker-style-name="T1"><text:span text:style-name="T1">Дата: ___________</text:span></text:p>
      <text:p text:style-name="P1" loext:marker-style-name="T1"><text:span text:style-name="T1">Подпись: ___________</text:span></text:p>
      <text:p text:style-name="P18" loext:marker-style-name="T1"/>
      <text:p text:style-name="P18" loext:marker-style-name="T1"/>
      <text:p text:style-name="P20" loext:marker-style-name="T1"><text:span text:style-name="T1">Москва, 2024</text:span></text:p>
      <text:p text:style-name="P20" loext:marker-style-name="T1"><text:span text:style-name="T1"/></text:p>
      <text:p text:style-name="P22" loext:marker-style-name="T1"><text:soft-page-break/><text:span text:style-name="T1">Постановка задачи</text:span></text:p>
      <text:p text:style-name="P12" loext:marker-style-name="T1"><text:span text:style-name="T9">Задан взвешенный неориентированный граф, состоящий из n вершин и m ребер. Вершины пронумерованы целыми числами от 1 до n. Необходимо найти длину кратчайшего пути из вершины с номером start в вершину с номером finish при помощи алгоритма Беллмана-Форда. Длина пути равна сумме весов ребер на этом пути. Обратите внимание, что в данном варианте веса ребер могут быть отрицательными, поскольку алгоритм умеет с ними работать. Граф не содержит петель, кратных ребер и циклов отрицательного веса</text:span></text:p>
      <text:p text:style-name="Text_20_body"/>
      <text:p text:style-name="P22" loext:marker-style-name="T1"><text:span text:style-name="T1">Формат ввода</text:span></text:p>
      <text:p text:style-name="P13" loext:marker-style-name="T1"><text:span text:style-name="T10">В первой строке заданы </text:span><text:span text:style-name="T11">1&lt;= n &lt;= 3 * 10^5</text:span><text:span text:style-name="T10"> и </text:span><text:span text:style-name="T11">1 &lt;= m &lt;= 3 * 10^5</text:span><text:span text:style-name="T10">, </text:span><text:span text:style-name="T11">1 &lt;= start &lt; n</text:span><text:span text:style-name="T10"> и <text:s/></text:span><text:span text:style-name="T11">1 &lt;= finish &lt; n</text:span><text:span text:style-name="T10">. В следующих m строках записаны ребра. Каждая строка содержит три числа – номера вершин, соединенных ребром, и вес данного ребра. Вес ребра – целое число от -10</text:span><text:span text:style-name="T11">^</text:span><text:span text:style-name="T10">9 до 10</text:span><text:span text:style-name="T11">^</text:span><text:span text:style-name="T10">9.</text:span></text:p>
      <text:p text:style-name="P13" loext:marker-style-name="T1"><text:span text:style-name="T10"/></text:p>
      <text:p text:style-name="P23" loext:marker-style-name="T1"><text:span text:style-name="T1"/></text:p>
      <text:p text:style-name="P22" loext:marker-style-name="T1"><text:span text:style-name="T1">Формат вывода</text:span></text:p>
      <text:p text:style-name="P23" loext:marker-style-name="T1"><text:span text:style-name="T9">Необходимо вывести одно число – длину кратчайшего пути между указанными вершинами. Если пути между указанными вершинами не существует, следует вывести строку "No solution" (без кавычек).</text:span></text:p>
      <text:p text:style-name="P24" loext:marker-style-name="T1"><text:span text:style-name="T1"/></text:p>
      <text:p text:style-name="P22" loext:marker-style-name="T1"><text:span text:style-name="T1">Метод решения</text:span></text:p>
      <text:p text:style-name="P26" loext:marker-style-name="T1"><text:span text:style-name="T3">По условию будем использовать алгоритм Беллмана-Форда для поиска кратчайшего пути в графе между парой вершин.</text:span></text:p>
      <text:p text:style-name="P26" loext:marker-style-name="T1"><text:span text:style-name="T3">Сначала инициализируется массив расстояний, где начальной вершине присваивается значение 0, а всем остальным — бесконечность. Затем выполняется n-1 итерация, где n — количество вершин. На каждой итерации производится релаксация ребёр: если через текущую вершину расстояние до конечной можно улучшить, это расстояние обновляется. Если на какой-то итерации изменения не происходят, алгоритм завершается досрочно. </text:span></text:p>
      <text:p text:style-name="P26" loext:marker-style-name="T1"><text:span text:style-name="T3">После выполнения проверяется, достижима ли конечная вершина: если расстояние до нее равно бесконечности, путь отсутствует, иначе в массиве расстояний хранится длина кратчайшего пути. </text:span></text:p>
      <text:p text:style-name="P26" loext:marker-style-name="T1"><text:span text:style-name="T3">Алгоритм работает за O(n </text:span><text:span text:style-name="T6">* </text:span><text:span text:style-name="T3">m), где m — количество ребер. Также он работает правильно, если в графе есть отрицательные рёбра </text:span><text:span text:style-name="T6">(но при этом нет отрицательных циклов)</text:span><text:span text:style-name="T3">.</text:span></text:p>
      <text:p text:style-name="P24" loext:marker-style-name="T1"><text:span text:style-name="T1"/></text:p>
      <text:p text:style-name="P22" loext:marker-style-name="T1"><text:span text:style-name="T1">Исходный код</text:span></text:p>
      <text:p text:style-name="P27" loext:marker-style-name="T1">#include &lt;iostream&gt;</text:p>
      <text:p text:style-name="P27" loext:marker-style-name="T1">#include &lt;vector&gt;</text:p>
      <text:p text:style-name="P27" loext:marker-style-name="T1">#include &lt;limits&gt;</text:p>
      <text:p text:style-name="P27" loext:marker-style-name="T1"/>
      <text:p text:style-name="P27" loext:marker-style-name="T1">struct Edge {</text:p>
      <text:p text:style-name="P27" loext:marker-style-name="T1"><text:s text:c="4"/>size_t u, v;</text:p>
      <text:p text:style-name="P27" loext:marker-style-name="T1"><text:s text:c="4"/>int weight;</text:p>
      <text:p text:style-name="P27" loext:marker-style-name="T1"><text:soft-page-break/>};</text:p>
      <text:p text:style-name="P27" loext:marker-style-name="T1"/>
      <text:p text:style-name="P27" loext:marker-style-name="T1">long long bellmanFord(size_t n, size_t m, size_t start, size_t finish, std::vector&lt;Edge&gt;&amp; edges) {</text:p>
      <text:p text:style-name="P27" loext:marker-style-name="T1"><text:s text:c="4"/>std::vector&lt;long long&gt; distance(n + 1, std::numeric_limits&lt;long long&gt;::max());</text:p>
      <text:p text:style-name="P27" loext:marker-style-name="T1"><text:s text:c="4"/>distance[start] = 0;</text:p>
      <text:p text:style-name="P27" loext:marker-style-name="T1"><text:s text:c="4"/>std::vector&lt;int&gt; parent(n + 1, -1);</text:p>
      <text:p text:style-name="P27" loext:marker-style-name="T1"><text:s text:c="4"/></text:p>
      <text:p text:style-name="P27" loext:marker-style-name="T1"><text:s text:c="4"/>bool updated;</text:p>
      <text:p text:style-name="P27" loext:marker-style-name="T1"/>
      <text:p text:style-name="P27" loext:marker-style-name="T1"><text:s text:c="4"/>for (size_t i = 1; i &lt; n; ++i) {</text:p>
      <text:p text:style-name="P27" loext:marker-style-name="T1"><text:s text:c="8"/>updated = false;</text:p>
      <text:p text:style-name="P27" loext:marker-style-name="T1"><text:s text:c="8"/></text:p>
      <text:p text:style-name="P27" loext:marker-style-name="T1"><text:s text:c="8"/>for (size_t j = 0; j &lt; m; ++j) {</text:p>
      <text:p text:style-name="P27" loext:marker-style-name="T1"><text:s text:c="12"/>size_t u = edges[j].u;</text:p>
      <text:p text:style-name="P27" loext:marker-style-name="T1"><text:s text:c="12"/>size_t v = edges[j].v;</text:p>
      <text:p text:style-name="P27" loext:marker-style-name="T1"><text:s text:c="12"/>int weight = edges[j].weight;</text:p>
      <text:p text:style-name="P27" loext:marker-style-name="T1"/>
      <text:p text:style-name="P27" loext:marker-style-name="T1"><text:s text:c="12"/>if (distance[u] != std::numeric_limits&lt;long long&gt;::max() &amp;&amp; distance[u] + weight &lt; distance[v]) {</text:p>
      <text:p text:style-name="P27" loext:marker-style-name="T1"><text:s text:c="16"/>distance[v] = distance[u] + weight;</text:p>
      <text:p text:style-name="P27" loext:marker-style-name="T1"><text:s text:c="16"/>parent[v] = u;</text:p>
      <text:p text:style-name="P27" loext:marker-style-name="T1"><text:s text:c="16"/>updated = true;</text:p>
      <text:p text:style-name="P27" loext:marker-style-name="T1"><text:s text:c="12"/>}</text:p>
      <text:p text:style-name="P27" loext:marker-style-name="T1"><text:s text:c="8"/>}</text:p>
      <text:p text:style-name="P27" loext:marker-style-name="T1"/>
      <text:p text:style-name="P27" loext:marker-style-name="T1"><text:s text:c="8"/>if (!updated) {</text:p>
      <text:p text:style-name="P27" loext:marker-style-name="T1"><text:s text:c="12"/>break;</text:p>
      <text:p text:style-name="P27" loext:marker-style-name="T1"><text:s text:c="8"/>}</text:p>
      <text:p text:style-name="P27" loext:marker-style-name="T1"><text:s text:c="4"/>}</text:p>
      <text:p text:style-name="P27" loext:marker-style-name="T1"/>
      <text:p text:style-name="P27" loext:marker-style-name="T1"><text:s text:c="4"/>if (distance[finish] == std::numeric_limits&lt;long long&gt;::max()) {</text:p>
      <text:p text:style-name="P27" loext:marker-style-name="T1"><text:s text:c="8"/>return -1;</text:p>
      <text:p text:style-name="P27" loext:marker-style-name="T1"><text:s text:c="4"/>}</text:p>
      <text:p text:style-name="P27" loext:marker-style-name="T1"/>
      <text:p text:style-name="P27" loext:marker-style-name="T1"><text:s text:c="4"/>return distance[finish];</text:p>
      <text:p text:style-name="P27" loext:marker-style-name="T1">}</text:p>
      <text:p text:style-name="P27" loext:marker-style-name="T1"/>
      <text:p text:style-name="P27" loext:marker-style-name="T1">int main() {</text:p>
      <text:p text:style-name="P27" loext:marker-style-name="T1"><text:s text:c="4"/>std::ios::sync_with_stdio(false); std::cin.tie(0); std::cout.tie(0);</text:p>
      <text:p text:style-name="P27" loext:marker-style-name="T1"/>
      <text:p text:style-name="P27" loext:marker-style-name="T1"><text:s text:c="4"/>size_t n, m, start, finish;</text:p>
      <text:p text:style-name="P27" loext:marker-style-name="T1"><text:s text:c="4"/>std::cin &gt;&gt; n &gt;&gt; m &gt;&gt; start &gt;&gt; finish;</text:p>
      <text:p text:style-name="P27" loext:marker-style-name="T1"/>
      <text:p text:style-name="P27" loext:marker-style-name="T1"><text:s text:c="4"/>std::vector&lt;Edge&gt; edges(m);</text:p>
      <text:p text:style-name="P27" loext:marker-style-name="T1"><text:s text:c="4"/>for (size_t i = 0; i &lt; m; ++i) {</text:p>
      <text:p text:style-name="P27" loext:marker-style-name="T1"><text:s text:c="8"/>std::cin &gt;&gt; edges[i].u &gt;&gt; edges[i].v &gt;&gt; edges[i].weight;</text:p>
      <text:p text:style-name="P27" loext:marker-style-name="T1"><text:s text:c="4"/>}</text:p>
      <text:p text:style-name="P27" loext:marker-style-name="T1"/>
      <text:p text:style-name="P27" loext:marker-style-name="T1"><text:soft-page-break/><text:s text:c="4"/>long long result = bellmanFord(n, m, start, finish, edges);</text:p>
      <text:p text:style-name="P27" loext:marker-style-name="T1"/>
      <text:p text:style-name="P27" loext:marker-style-name="T1"><text:tab/>if (result == -1) {</text:p>
      <text:p text:style-name="P27" loext:marker-style-name="T1"><text:s text:c="4"/><text:tab/>std::cout &lt;&lt; "No solution\n";</text:p>
      <text:p text:style-name="P27" loext:marker-style-name="T1"><text:tab/>}</text:p>
      <text:p text:style-name="P27" loext:marker-style-name="T1"><text:tab/>else {</text:p>
      <text:p text:style-name="P27" loext:marker-style-name="T1"><text:tab/><text:tab/>std::cout &lt;&lt; result &lt;&lt; '\n';</text:p>
      <text:p text:style-name="P27" loext:marker-style-name="T1"><text:tab/>}</text:p>
      <text:p text:style-name="P27" loext:marker-style-name="T1"><text:s text:c="4"/>return 0;</text:p>
      <text:p text:style-name="P27" loext:marker-style-name="T1">}</text:p>
      <text:p text:style-name="P27" loext:marker-style-name="T1"/>
      <text:p text:style-name="P22" loext:marker-style-name="T1"><text:span text:style-name="T1">Тес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7">Номер теста</text:p>
          </table:table-cell>
          <table:table-cell table:style-name="Таблица1.A1" office:value-type="string">
            <text:p text:style-name="P7">Ввод</text:p>
          </table:table-cell>
          <table:table-cell table:style-name="Таблица1.C1" office:value-type="string">
            <text:p text:style-name="P7">Вывод</text:p>
          </table:table-cell>
        </table:table-row>
        <table:table-row table:style-name="Таблица1.2">
          <table:table-cell table:style-name="Таблица1.A2" office:value-type="string">
            <text:p text:style-name="P7">1</text:p>
          </table:table-cell>
          <table:table-cell table:style-name="Таблица1.A2" office:value-type="string">
            <text:p text:style-name="P9">5 6 1 5</text:p>
            <text:p text:style-name="P9">1 2 2</text:p>
            <text:p text:style-name="P9">1 3 0</text:p>
            <text:p text:style-name="P9">3 2 -1</text:p>
            <text:p text:style-name="P9">2 4 1</text:p>
            <text:p text:style-name="P9">3 4 4</text:p>
            <text:p text:style-name="P9">4 5 5</text:p>
          </table:table-cell>
          <table:table-cell table:style-name="Таблица1.C2" office:value-type="string">
            <text:p text:style-name="P10">5</text:p>
          </table:table-cell>
        </table:table-row>
        <table:table-row>
          <table:table-cell table:style-name="Таблица1.A2" office:value-type="string">
            <text:p text:style-name="P8">2</text:p>
          </table:table-cell>
          <table:table-cell table:style-name="Таблица1.A2" office:value-type="string">
            <text:p text:style-name="P28">5 4 1 5</text:p>
            <text:p text:style-name="P28">1 2 1</text:p>
            <text:p text:style-name="P28">2 3 1</text:p>
            <text:p text:style-name="P28">3 4 1</text:p>
            <text:p text:style-name="P28">4 5 1</text:p>
          </table:table-cell>
          <table:table-cell table:style-name="Таблица1.C2" office:value-type="string">
            <text:p text:style-name="P29">4</text:p>
          </table:table-cell>
        </table:table-row>
        <table:table-row>
          <table:table-cell table:style-name="Таблица1.A2" office:value-type="string">
            <text:p text:style-name="P8">3</text:p>
          </table:table-cell>
          <table:table-cell table:style-name="Таблица1.A2" office:value-type="string">
            <text:p text:style-name="P9">4 4 1 4</text:p>
            <text:p text:style-name="P9">1 2 1</text:p>
            <text:p text:style-name="P9">2 3 1</text:p>
            <text:p text:style-name="P9">3 4 1</text:p>
            <text:p text:style-name="P9">1 4 1</text:p>
          </table:table-cell>
          <table:table-cell table:style-name="Таблица1.C2" office:value-type="string">
            <text:p text:style-name="P29">1</text:p>
          </table:table-cell>
        </table:table-row>
      </table:table>
      <text:p text:style-name="P24" loext:marker-style-name="T1"><text:span text:style-name="T1"/></text:p>
      <text:p text:style-name="P24" loext:marker-style-name="T1"><text:span text:style-name="T1"/></text:p>
      <text:p text:style-name="P22" loext:marker-style-name="T1"><text:span text:style-name="T1">Выводы</text:span></text:p>
      <text:p text:style-name="P21" loext:marker-style-name="T1"><text:span text:style-name="T4">В ходе выполнения данной лабораторной работы был реализован алгоритм </text:span><text:span text:style-name="T12">Беллмана-Форда. Я вспомнил основные моменты работы с графами, способы их представления. Эта лабораторная в какой-то степени показалась проще предыдущих.</text:span></text:p>
      <text:p text:style-name="P25" loext:marker-style-name="T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Consolas" svg:font-family="Consolas" style:font-family-generic="swiss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extbook" svg:font-family="textbook, Arial, Helvetica, sans-serif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.282cm" style:contextual-spacing="false" fo:line-height="103%" fo:text-align="start" style:justify-single-word="false" fo:orphans="2" fo:widows="2" fo:hyphenation-ladder-count="no-limit" style:vertical-align="baseline" style:writing-mode="lr-tb"/>
      <style:text-properties style:language-asian="ru" style:country-asian="RU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4:27:27.368267113</meta:creation-date>
    <dc:date>2024-12-14T17:23:24.772343858</dc:date>
    <meta:editing-duration>PT1H3M27S</meta:editing-duration>
    <meta:editing-cycles>11</meta:editing-cycles>
    <meta:generator>LibreOffice/24.2.7.2$Linux_X86_64 LibreOffice_project/420$Build-2</meta:generator>
    <meta:document-statistic meta:table-count="1" meta:image-count="0" meta:object-count="0" meta:page-count="4" meta:paragraph-count="107" meta:word-count="608" meta:character-count="4074" meta:non-whitespace-character-count="3287"/>
  </office:meta>
</office:document-meta>
</file>